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pleCommentSystem 1.0</text:p>
      <text:p text:style-name="P3">Copyright 2009. shiz</text:p>
      <text:p text:style-name="P3"/>
      <text:p text:style-name="P4">This software is released under the LGPL.</text:p>
      <text:p text:style-name="Standard"/>
      <text:p text:style-name="Standard">SimpleCommentSystem is an easy to use comment system that does not rely on databases and simply uses text files to store the comments. It is easy to implement and ensures that the comments are stripped of all html before storing them. The html appears inside a <text:span text:style-name="T3">div</text:span><text:span text:style-name="T5"> tag with the id of </text:span><text:span text:style-name="T3">comment</text:span><text:span text:style-name="T5"> so any styles that need to be applied can be applied.</text:span></text:p>
      <text:p text:style-name="Standard"/>
      <text:p text:style-name="Standard">Usage:</text:p>
      <text:p text:style-name="Standard"/>
      <text:p text:style-name="Standard">This release contains two files:</text:p>
      <text:p text:style-name="Standard"><text:tab/>comment.php</text:p>
      <text:p text:style-name="Standard"><text:tab/>postcomment.php</text:p>
      <text:p text:style-name="Standard"/>
      <text:p text:style-name="Standard">To use, place the following lines of text where you want to use it.</text:p>
      <text:p text:style-name="Standard"/>
      <text:p text:style-name="P1"><text:tab/>&lt;?php</text:p>
      <text:p text:style-name="P1"><text:tab/><text:tab/>include("comment.php");</text:p>
      <text:p text:style-name="P1"><text:tab/><text:tab/>comment("index");</text:p>
      <text:p text:style-name="P1"><text:tab/>?&gt;</text:p>
      <text:p text:style-name="P1"/>
      <text:p text:style-name="Standard">where <text:span text:style-name="T4">index</text:span><text:span text:style-name="T6"> is the name of the page that will contain the 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ss Lagerwall</meta:initial-creator>
    <meta:creation-date>2009-03-26T21:49:06.46</meta:creation-date>
    <dc:date>2009-03-27T06:24:24.07</dc:date>
    <dc:creator>Ross Lagerwall</dc:creator>
    <meta:editing-duration>PT00H30M43S</meta:editing-duration>
    <meta:editing-cycles>6</meta:editing-cycles>
    <meta:generator>OpenOffice.org/3.0$Win32 OpenOffice.org_project/300m9$Build-9358</meta:generator>
    <meta:document-statistic meta:table-count="0" meta:image-count="0" meta:object-count="0" meta:page-count="1" meta:paragraph-count="14" meta:word-count="115" meta:character-count="682"/>
    <meta:user-defined meta:name="Info 1"/>
    <meta:user-defined meta:name="Info 2"/>
    <meta:user-defined meta:name="Info 3"/>
    <meta:user-defined meta:name="Info 4"/>
  </office:meta>
</office:document-meta>
</file>